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3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fo:min-height="13.114cm"/>
    </style:style>
    <style:style style:name="pr4" style:family="presentation" style:parent-style-name="harmaa2-outline1" style:list-style-name="L3">
      <style:graphic-properties draw:fill-color="#ffffff" draw:auto-grow-height="true" fo:min-height="13.86cm"/>
    </style:style>
    <style:style style:name="pr5" style:family="presentation" style:parent-style-name="harmaa2-notes">
      <style:graphic-properties draw:fill-color="#ffffff" draw:auto-grow-height="true" fo:min-height="13.365cm"/>
    </style:style>
    <style:style style:name="pr6" style:family="presentation" style:parent-style-name="harmaa2-title">
      <style:graphic-properties draw:fill-color="#ffffff" fo:min-height="3.256cm"/>
    </style:style>
    <style:style style:name="pr7" style:family="presentation" style:parent-style-name="harmaa2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>
          <draw:text-box>
            <text:p text:style-name="P1">Enterprise Social Messaging Experiment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David Pollak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SAP TechEd 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September 8th, 200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at is ESME?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3">Per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Person</text:span>... creates a...</text:p>
              </text:list-item>
            </text:list>
            <text:list text:style-name="L2">
              <text:list-item>
                <text:p text:style-name="P3"><text:span text:style-name="T1">Message</text:span> (sho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Person...</text:span> creates a...</text:p>
              </text:list-item>
            </text:list>
            <text:list text:style-name="L2">
              <text:list-item>
                <text:p text:style-name="P3"><text:span text:style-name="T1">Message</text:span>... contains...</text:p>
              </text:list-item>
            </text:list>
            <text:list text:style-name="L2">
              <text:list-item>
                <text:p text:style-name="P3"><text:span text:style-name="T1">Ta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Person</text:span><text:span text:style-name="T2">...</text:span></text:p>
              </text:list-item>
            </text:list>
            <text:list text:style-name="L2">
              <text:list-item>
                <text:p text:style-name="P3">Message</text:p>
              </text:list-item>
            </text:list>
            <text:list text:style-name="L2">
              <text:list-item>
                <text:p text:style-name="P3">Tags</text:p>
              </text:list-item>
            </text:list>
            <text:list text:style-name="L2">
              <text:list-item>
                <text:p text:style-name="P3"><text:span text:style-name="T1">Follows</text:span>... other peo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Person</text:span>...</text:p>
              </text:list-item>
            </text:list>
            <text:list text:style-name="L2">
              <text:list-item>
                <text:p text:style-name="P3">Message</text:p>
              </text:list-item>
            </text:list>
            <text:list text:style-name="L2">
              <text:list-item>
                <text:p text:style-name="P3">Tags</text:p>
              </text:list-item>
            </text:list>
            <text:list text:style-name="L2">
              <text:list-item>
                <text:p text:style-name="P3">Follows</text:p>
              </text:list-item>
            </text:list>
            <text:list text:style-name="L2">
              <text:list-item>
                <text:p text:style-name="P3"><text:span text:style-name="T1">Track</text:span>... Tags, People,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Person</text:span></text:p>
              </text:list-item>
            </text:list>
            <text:list text:style-name="L2">
              <text:list-item>
                <text:p text:style-name="P3"><text:span text:style-name="T1">Message</text:span><text:span text:style-name="T2">... tested</text:span></text:p>
              </text:list-item>
            </text:list>
            <text:list text:style-name="L2">
              <text:list-item>
                <text:p text:style-name="P3">Tags</text:p>
              </text:list-item>
            </text:list>
            <text:list text:style-name="L2">
              <text:list-item>
                <text:p text:style-name="P3">Follows</text:p>
              </text:list-item>
            </text:list>
            <text:list text:style-name="L2">
              <text:list-item>
                <text:p text:style-name="P3"><text:span text:style-name="T2">Track</text:span></text:p>
              </text:list-item>
            </text:list>
            <text:list text:style-name="L2">
              <text:list-item>
                <text:p text:style-name="P3"><text:span text:style-name="T1">Actions</text:span><text:span text:style-name="T2">... resend, email, P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6" draw:text-style-name="P6" draw:layer="layout" svg:width="25.199cm" svg:height="3.256cm" svg:x="1.4cm" svg:y="0.962cm" presentation:class="title">
          <draw:text-box>
            <text:p text:style-name="P5"><text:span text:style-name="T1">What is ESME?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Person</text:span><text:span text:style-name="T2">... replies to a ...</text:span></text:p>
              </text:list-item>
            </text:list>
            <text:list text:style-name="L2">
              <text:list-item>
                <text:p text:style-name="P3"><text:span text:style-name="T1">Message</text:span><text:span text:style-name="T2">... </text:span></text:p>
              </text:list-item>
            </text:list>
            <text:list text:style-name="L2">
              <text:list-item>
                <text:p text:style-name="P3">Tags</text:p>
              </text:list-item>
            </text:list>
            <text:list text:style-name="L2">
              <text:list-item>
                <text:p text:style-name="P3">Follows</text:p>
              </text:list-item>
            </text:list>
            <text:list text:style-name="L2">
              <text:list-item>
                <text:p text:style-name="P3"><text:span text:style-name="T2">Track</text:span></text:p>
              </text:list-item>
            </text:list>
            <text:list text:style-name="L2">
              <text:list-item>
                <text:p text:style-name="P3"><text:span text:style-name="T2">Actions</text:span></text:p>
              </text:list-item>
            </text:list>
            <text:list text:style-name="L2">
              <text:list-item>
                <text:p text:style-name="P3"><text:span text:style-name="T1">Convers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Statu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What's the status of the session</text:span></text:p>
              </text:list-item>
            </text:list>
            <text:list text:style-name="L2">
              <text:list-item>
                <text:p text:style-name="P3"><text:span text:style-name="T2">GET /api/status</text:span></text:p>
              </text:list-item>
            </text:list>
            <text:list text:style-name="L2">
              <text:list-item>
                <text:p text:style-name="P3"><text:span text:style-name="T3">&lt;esme_api operation="status" success="false"/&gt;</text:span></text:p>
              </text:list-item>
            </text:list>
            <text:list text:style-name="L2">
              <text:list-item>
                <text:p text:style-name="P3"><text:span text:style-name="T3">&lt;esme_api operation="status" success="true"&gt;</text:span><text:span text:style-name="T3"><text:line-break/></text:span><text:span text:style-name="T3"> <text:s/>&lt;user nickname="dpp" id="1"/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Login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Create a session</text:span></text:p>
              </text:list-item>
            </text:list>
            <text:list text:style-name="L2">
              <text:list-item>
                <text:p text:style-name="P3"><text:span text:style-name="T2">POST /api/login</text:span><text:span text:style-name="T2"><text:line-break/></text:span><text:span text:style-name="T2">token=</text:span><text:span text:style-name="T4">API_TOKEN</text:span></text:p>
              </text:list-item>
            </text:list>
            <text:list text:style-name="L2">
              <text:list-item>
                <text:p text:style-name="P3"><text:span text:style-name="T5">&lt;esme_api operation="login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Logout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Destroy current session</text:span></text:p>
              </text:list-item>
            </text:list>
            <text:list text:style-name="L2">
              <text:list-item>
                <text:p text:style-name="P3"><text:span text:style-name="T2">GET /api/login</text:span></text:p>
              </text:list-item>
            </text:list>
            <text:list text:style-name="L2">
              <text:list-item>
                <text:p text:style-name="P3"><text:span text:style-name="T5">&lt;esme_api operation="logout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Get Messag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Gets the 40 most recent messages in the User's mailbox</text:span></text:p>
              </text:list-item>
            </text:list>
            <text:list text:style-name="L2">
              <text:list-item>
                <text:p text:style-name="P3"><text:span text:style-name="T2">GET /api/get_msgs</text:span></text:p>
              </text:list-item>
            </text:list>
            <text:list text:style-name="L2">
              <text:list-item>
                <text:p text:style-name="P3"><text:span text:style-name="T5">&lt;esme_api operation="get_msgs" success="true"&gt;</text:span><text:span text:style-name="T5"><text:line-break/></text:span><text:span text:style-name="T5">&lt;message id="1134" source="web" date="..."&gt;</text:span><text:span text:style-name="T5"><text:line-break/></text:span><text:span text:style-name="T5">&lt;author image="..." name="dhague" id="9"/&gt;</text:span><text:span text:style-name="T5"><text:line-break/></text:span><text:span text:style-name="T5">&lt;body&gt;</text:span><text:span text:style-name="T5"><text:line-break/></text:span><text:span text:style-name="T5">Woohoo - got through the rest of the slides quite quickly. I can go home now.</text:span><text:span text:style-name="T5"><text:line-break/></text:span><text:span text:style-name="T5">&lt;/body&gt;</text:span><text:span text:style-name="T5"><text:line-break/></text:span><text:span text:style-name="T5">&lt;tags/&gt;</text:span><text:span text:style-name="T5"><text:line-break/></text:span><text:span text:style-name="T5">&lt;/message&gt;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Wait for Messag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Waits up to 5 minutes for a new message to appear in the User's mailbox... Long Polling</text:span></text:p>
              </text:list-item>
            </text:list>
            <text:list text:style-name="L2">
              <text:list-item>
                <text:p text:style-name="P3"><text:span text:style-name="T2">GET /api/wait_for_msgs</text:span></text:p>
              </text:list-item>
            </text:list>
            <text:list text:style-name="L2">
              <text:list-item>
                <text:p text:style-name="P3"><text:span text:style-name="T5">&lt;esme_api operation="wait_for_msgs" success="true"&gt;</text:span><text:span text:style-name="T5"><text:line-break/></text:span><text:span text:style-name="T5">&lt;message id="1134" source="web" date="..."&gt;</text:span><text:span text:style-name="T5"><text:line-break/></text:span><text:span text:style-name="T5">&lt;author image="..." name="dhague" id="9"/&gt;</text:span><text:span text:style-name="T5"><text:line-break/></text:span><text:span text:style-name="T5">&lt;body&gt;</text:span><text:span text:style-name="T5"><text:line-break/></text:span><text:span text:style-name="T5">Woohoo - got through the rest of the slides quite quickly. I can go home now.</text:span><text:span text:style-name="T5"><text:line-break/></text:span><text:span text:style-name="T5">&lt;/body&gt;</text:span><text:span text:style-name="T5"><text:line-break/></text:span><text:span text:style-name="T5">&lt;tags/&gt;</text:span><text:span text:style-name="T5"><text:line-break/></text:span><text:span text:style-name="T5">&lt;/message&gt;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Send Message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Sends a message</text:span></text:p>
              </text:list-item>
            </text:list>
            <text:list text:style-name="L2">
              <text:list-item>
                <text:p text:style-name="P3"><text:span text:style-name="T2">POST /api/send_msg</text:span><text:span text:style-name="T2"><text:line-break/></text:span><text:span text:style-name="T2">message=</text:span><text:span text:style-name="T4">messagebody</text:span><text:span text:style-name="T6"><text:line-break/></text:span><text:span text:style-name="T6">via=</text:span><text:span text:style-name="T4">optional_name_of_client</text:span><text:span text:style-name="T6"><text:line-break/></text:span><text:span text:style-name="T6">tags=</text:span><text:span text:style-name="T4">optional_comma_delimitted_tags</text:span><text:span text:style-name="T6"><text:line-break/></text:span><text:span text:style-name="T6">metadata=</text:span><text:span text:style-name="T4">optional_XML_Element_data</text:span><text:span text:style-name="T6"><text:line-break/></text:span><text:span text:style-name="T6">reply-to=</text:span><text:span text:style-name="T4">option_id_of_message</text:span></text:p>
              </text:list-item>
            </text:list>
            <text:list text:style-name="L2">
              <text:list-item>
                <text:p text:style-name="P3"><text:span text:style-name="T5">&lt;esme_api operation="send_msg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Get Following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Gets all the users that the current user is following</text:span></text:p>
              </text:list-item>
            </text:list>
            <text:list text:style-name="L2">
              <text:list-item>
                <text:p text:style-name="P3"><text:span text:style-name="T2">GET /api/get_following</text:span></text:p>
              </text:list-item>
            </text:list>
            <text:list text:style-name="L2">
              <text:list-item>
                <text:p text:style-name="P3"><text:span text:style-name="T5">&lt;esme_api operation="get_following" success="true"&gt;</text:span><text:span text:style-name="T5"><text:line-break/></text:span><text:span text:style-name="T5"> <text:s/>&lt;user nickname="ewh" image="..." id="13"</text:span><text:span text:style-name="T5"><text:line-break/></text:span><text:span text:style-name="T5"> <text:s text:c="6"/>whole_name="Ed Herrmann"/&gt;</text:span><text:span text:style-name="T5"><text:line-break/></text:span><text:span text:style-name="T5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Get Follower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Gets all the users that follow the current user</text:span></text:p>
              </text:list-item>
            </text:list>
            <text:list text:style-name="L2">
              <text:list-item>
                <text:p text:style-name="P3"><text:span text:style-name="T2">GET /api/get_followers</text:span></text:p>
              </text:list-item>
            </text:list>
            <text:list text:style-name="L2">
              <text:list-item>
                <text:p text:style-name="P3"><text:span text:style-name="T5">&lt;esme_api operation="get_followers" success="true"&gt;</text:span><text:span text:style-name="T5"><text:line-break/></text:span><text:span text:style-name="T5"> <text:s/>&lt;user nickname="ewh" image="..." id="13"</text:span><text:span text:style-name="T5"><text:line-break/></text:span><text:span text:style-name="T5"> <text:s text:c="6"/>whole_name="Ed Herrmann"/&gt;</text:span><text:span text:style-name="T5"><text:line-break/></text:span><text:span text:style-name="T5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Follow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Start following another user</text:span></text:p>
              </text:list-item>
            </text:list>
            <text:list text:style-name="L2">
              <text:list-item>
                <text:p text:style-name="P3"><text:span text:style-name="T2">POST /api/follow</text:span><text:span text:style-name="T2"><text:line-break/></text:span><text:span text:style-name="T2">user=</text:span><text:span text:style-name="T4">id_of_user</text:span></text:p>
              </text:list-item>
            </text:list>
            <text:list text:style-name="L2">
              <text:list-item>
                <text:p text:style-name="P3"><text:span text:style-name="T5">&lt;esme_api operation="follow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Unfollow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Stop following another user</text:span></text:p>
              </text:list-item>
            </text:list>
            <text:list text:style-name="L2">
              <text:list-item>
                <text:p text:style-name="P3"><text:span text:style-name="T2">POST /api/unfollow</text:span><text:span text:style-name="T2"><text:line-break/></text:span><text:span text:style-name="T2">user=</text:span><text:span text:style-name="T4">id_of_user</text:span></text:p>
              </text:list-item>
            </text:list>
            <text:list text:style-name="L2">
              <text:list-item>
                <text:p text:style-name="P3"><text:span text:style-name="T5">&lt;esme_api operation="unfollow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All Users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List all users in the system</text:span></text:p>
              </text:list-item>
            </text:list>
            <text:list text:style-name="L2">
              <text:list-item>
                <text:p text:style-name="P3"><text:span text:style-name="T2">GET /api/all_users</text:span></text:p>
              </text:list-item>
            </text:list>
            <text:list text:style-name="L2">
              <text:list-item>
                <text:p text:style-name="P3"><text:span text:style-name="T5">&lt;esme_api operation="all_users" success="true"&gt;</text:span><text:span text:style-name="T5"><text:line-break/></text:span><text:span text:style-name="T5"> <text:s/>&lt;user nickname="m" id="4" </text:span><text:span text:style-name="T5"><text:line-break/></text:span><text:span text:style-name="T5"> <text:s text:c="3"/>whole_name="Mark Finnern"/&gt;</text:span><text:span text:style-name="T5"><text:line-break/></text:span><text:span text:style-name="T5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<text:s/></text:span><text:span text:style-name="T2">Get Tag Cloud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Gets the tags and words for the tag cloud</text:span></text:p>
              </text:list-item>
            </text:list>
            <text:list text:style-name="L2">
              <text:list-item>
                <text:p text:style-name="P3"><text:span text:style-name="T2">GET /api/get_tagcloud</text:span></text:p>
              </text:list-item>
            </text:list>
            <text:list text:style-name="L2">
              <text:list-item>
                <text:p text:style-name="P3"><text:span text:style-name="T5">&lt;esme_api operation="get_tagcloud" success="true"&gt;</text:span><text:span text:style-name="T5"><text:line-break/></text:span><text:span text:style-name="T5"> <text:s/>&lt;tag_cloud&gt;</text:span><text:span text:style-name="T5"><text:line-break/></text:span><text:span text:style-name="T5"> <text:s text:c="3"/>&lt;tag name="Scrum" weight="0.33333334"/&gt;</text:span><text:span text:style-name="T5"><text:line-break/></text:span><text:span text:style-name="T5"> <text:s text:c="3"/>&lt;word name="meeting" weight="0.13333334"/&gt;</text:span><text:span text:style-name="T5"><text:line-break/></text:span><text:span text:style-name="T5"> <text:s/>&lt;/tag_cloud&gt;</text:span><text:span text:style-name="T5"><text:line-break/></text:span><text:span text:style-name="T5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Get Tracking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Gets the list of items the user is tracking</text:span></text:p>
              </text:list-item>
            </text:list>
            <text:list text:style-name="L2">
              <text:list-item>
                <text:p text:style-name="P3"><text:span text:style-name="T2">GET /api/get_tracking</text:span></text:p>
              </text:list-item>
            </text:list>
            <text:list text:style-name="L2">
              <text:list-item>
                <text:p text:style-name="P3"><text:span text:style-name="T5">&lt;esme_api operation="get_tracking" success="true"&gt;</text:span><text:span text:style-name="T5"><text:line-break/></text:span><text:span text:style-name="T5"> <text:s/>&lt;tracking user="1" removed="true"</text:span><text:span text:style-name="T5"><text:line-break/></text:span><text:span text:style-name="T5"> <text:s text:c="4"/>createdAt="1219639418277" id="1"/&gt;</text:span><text:span text:style-name="T5"><text:line-break/></text:span><text:span text:style-name="T5"> <text:s/>&lt;tracking user="1" removed="false</text:span><text:span text:style-name="T5"><text:line-break/></text:span><text:span text:style-name="T5"> <text:s text:c="3"/>createdAt="1220896384128”</text:span><text:span text:style-name="T5"><text:line-break/></text:span><text:span text:style-name="T5"> <text:s text:c="3"/>pattern="#esme" id="24"/&gt;</text:span><text:span text:style-name="T5"><text:line-break/></text:span><text:span text:style-name="T5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<text:span text:style-name="T2"><text:s/></text:span><text:span text:style-name="T2">Add Tracking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Adds a tracking item</text:span></text:p>
              </text:list-item>
            </text:list>
            <text:list text:style-name="L2">
              <text:list-item>
                <text:p text:style-name="P3"><text:span text:style-name="T2">POST /api/add_tracking</text:span><text:span text:style-name="T2"><text:line-break/></text:span><text:span text:style-name="T2">track=</text:span><text:span text:style-name="T4">text_of_thing_to_track</text:span></text:p>
              </text:list-item>
            </text:list>
            <text:list text:style-name="L2">
              <text:list-item>
                <text:p text:style-name="P3"><text:span text:style-name="T5">&lt;esme_api operation="add_tracking" success="true"/&gt;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Remove Tracking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Removes the tracking item</text:span></text:p>
              </text:list-item>
            </text:list>
            <text:list text:style-name="L2">
              <text:list-item>
                <text:p text:style-name="P3"><text:span text:style-name="T2">POST /api/remove_tracking</text:span><text:span text:style-name="T2"><text:line-break/></text:span><text:span text:style-name="T2">id=</text:span><text:span text:style-name="T4">id_of_tracking_item</text:span></text:p>
              </text:list-item>
            </text:list>
            <text:list text:style-name="L2">
              <text:list-item>
                <text:p text:style-name="P3"><text:span text:style-name="T5">&lt;esme_api operation="remove_tracking"</text:span><text:span text:style-name="T5"><text:line-break/></text:span><text:span text:style-name="T5"> <text:s/>success="true"/&gt;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<text:span text:style-name="T2">Get Conversation</text:span></text:p>
          </draw:text-box>
        </draw:frame>
        <draw:frame presentation:style-name="pr7" draw:layer="layout" svg:width="25.199cm" svg:height="14.125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Gets all the messages in a conversation</text:span></text:p>
              </text:list-item>
            </text:list>
            <text:list text:style-name="L2">
              <text:list-item>
                <text:p text:style-name="P3"><text:span text:style-name="T2">GET /api/get_conversation</text:span><text:span text:style-name="T2"><text:line-break/></text:span><text:span text:style-name="T2">id=</text:span><text:span text:style-name="T4">Conversation_id</text:span></text:p>
              </text:list-item>
            </text:list>
            <text:list text:style-name="L2">
              <text:list-item>
                <text:p text:style-name="P3"><text:span text:style-name="T5">&lt;esme_api operation="get_conversation"</text:span><text:span text:style-name="T5"><text:line-break/></text:span><text:span text:style-name="T5"> <text:s text:c="2"/>success="true"&gt;</text:span><text:span text:style-name="T5"><text:line-break/></text:span><text:span text:style-name="T5">&lt;conversation id="1089"&gt;</text:span><text:span text:style-name="T5"><text:line-break/></text:span><text:span text:style-name="T5"> <text:s/>&lt;message when="..." date="..." </text:span><text:span text:style-name="T5"><text:line-break/></text:span><text:span text:style-name="T5"> <text:s text:c="3"/>source="Web Dynpro ABAP" id="1089"</text:span><text:span text:style-name="T5"><text:line-break/></text:span><text:span text:style-name="T5"> <text:s text:c="3"/>conversation="1089"&gt;</text:span><text:span text:style-name="T5"><text:line-break/></text:span><text:span text:style-name="T5"> <text:s text:c="3"/>&lt;author image="..." name="..." id="24"/&gt;</text:span><text:span text:style-name="T5"><text:line-break/></text:span><text:span text:style-name="T5"> <text:s/>&lt;/message&gt;</text:span><text:span text:style-name="T5"><text:line-break/></text:span><text:span text:style-name="T5">&lt;/conversation&gt;</text:span><text:span text:style-name="T5"><text:line-break/></text:span><text:span text:style-name="T5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<text:span text:style-name="T2">Get Actions 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Gets the actions</text:span></text:p>
              </text:list-item>
            </text:list>
            <text:list text:style-name="L2">
              <text:list-item>
                <text:p text:style-name="P3"><text:span text:style-name="T2">GET /api/get_actions</text:span></text:p>
              </text:list-item>
            </text:list>
            <text:list text:style-name="L2">
              <text:list-item>
                <text:p text:style-name="P3"><text:span text:style-name="T5">&lt;esme_api operation="get_actions" success="true"&gt;</text:span><text:span text:style-name="T5"><text:line-break/></text:span><text:span text:style-name="T5"> <text:s/>&lt;action action="resend" enabled="true"</text:span><text:span text:style-name="T5"><text:line-break/></text:span><text:span text:style-name="T5"> <text:s text:c="3"/>name="#0208" test="#o208" id="3"/&gt;</text:span><text:span text:style-name="T5"><text:line-break/></text:span><text:span text:style-name="T5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<text:span text:style-name="T2">Add Action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Adds an Action</text:span></text:p>
              </text:list-item>
            </text:list>
            <text:list text:style-name="L2">
              <text:list-item>
                <text:p text:style-name="P3"><text:span text:style-name="T2">POST /api/add_action</text:span><text:span text:style-name="T2"><text:line-break/></text:span><text:span text:style-name="T2">name=</text:span><text:span text:style-name="T4">name_of_action</text:span><text:span text:style-name="T6"><text:line-break/></text:span><text:span text:style-name="T6">test=</text:span><text:span text:style-name="T4">test_that_triggers_action</text:span><text:span text:style-name="T6"><text:line-break/></text:span><text:span text:style-name="T6">action=</text:span><text:span text:style-name="T4">action_to_tak</text:span></text:p>
              </text:list-item>
            </text:list>
            <text:list text:style-name="L2">
              <text:list-item>
                <text:p text:style-name="P3"><text:span text:style-name="T5">&lt;esme_api operation="add_action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Enable Action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Enables or Disables an Action</text:span></text:p>
              </text:list-item>
            </text:list>
            <text:list text:style-name="L2">
              <text:list-item>
                <text:p text:style-name="P3"><text:span text:style-name="T2">POST /api/enable_action</text:span><text:span text:style-name="T2"><text:line-break/></text:span><text:span text:style-name="T2">id=</text:span><text:span text:style-name="T4">action_id</text:span><text:span text:style-name="T2"><text:line-break/></text:span><text:span text:style-name="T2">enabled=true|false</text:span></text:p>
              </text:list-item>
            </text:list>
            <text:list text:style-name="L2">
              <text:list-item>
                <text:p text:style-name="P3"><text:span text:style-name="T5">&lt;esme_api operation="enable_action" </text:span><text:span text:style-name="T5"><text:line-break/></text:span><text:span text:style-name="T5"> <text:s text:c="9"/>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<text:span text:style-name="T2">Delete Action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eletes an Action</text:span></text:p>
              </text:list-item>
            </text:list>
            <text:list text:style-name="L2">
              <text:list-item>
                <text:p text:style-name="P3"><text:span text:style-name="T2">POST /api/delete_action</text:span><text:span text:style-name="T2"><text:line-break/></text:span><text:span text:style-name="T2">id=</text:span><text:span text:style-name="T4">action_id</text:span></text:p>
              </text:list-item>
            </text:list>
            <text:list text:style-name="L2">
              <text:list-item>
                <text:p text:style-name="P3"><text:span text:style-name="T5">&lt;esme_api operation="delete_action" </text:span><text:span text:style-name="T5"><text:line-break/></text:span><text:span text:style-name="T5"> <text:s text:c="9"/>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<text:span text:style-name="T2">Questions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2">Thanks for com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2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9-08T09:33:59</meta:creation-date>
    <dc:creator>David Pollak</dc:creator>
    <dc:date>2008-09-08T14:16:12</dc:date>
    <dc:language>fi-FI</dc:language>
    <meta:editing-cycles>28</meta:editing-cycles>
    <meta:editing-duration>PT4H42M17S</meta:editing-duration>
    <meta:template xlink:type="simple" xlink:actuate="onRequest" xlink:href="file:///usr/lib/openoffice/share/template/en-US/presnt/Grey.otp" meta:date="2008-09-08T09:33:56"/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